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30"/>
        <table:table-row table:style-name="ro1" table:number-rows-repeated="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AZIMUT MQTT</text:p>
          </table:table-cell>
          <table:covered-table-cell table:style-name="ce30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Envia al topic INFO el json de estado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opcional&lt;AZIMUT&gt;</text:p>
          </table:table-cell>
          <table:table-cell table:style-name="ce26" office:value-type="string" calcext:value-type="string">
            <text:p>Mueve la cupula al Azimut y devuelve por el estado el azimut cada 2 segundos.</text:p>
          </table:table-cell>
        </table:table-row>
        <table:table-row table:style-name="ro3">
          <table:table-cell office:value-type="string" calcext:value-type="string">
            <text:p>INITHW</text:p>
          </table:table-cell>
          <table:table-cell office:value-type="string" calcext:value-type="string">
            <text:p>Opcional FORCE</text:p>
          </table:table-cell>
          <table:table-cell table:style-name="ce26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office:value-type="string" calcext:value-type="string">
            <text:p>FINDHOME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Se va a home (y hace cero). </text:p>
          </table:table-cell>
        </table:table-row>
        <table:table-row table:style-name="ro3" table:number-rows-repeated="2">
          <table:table-cell table:number-columns-repeated="2"/>
          <table:table-cell table:style-name="ce26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SHUTTER MQTT</text:p>
          </table:table-cell>
          <table:covered-table-cell table:style-name="ce30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DRIVER MQTT</text:p>
          </table:table-cell>
          <table:covered-table-cell table:style-name="ce30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30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30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3:03:49.5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3-01T13:08:29.312000000</dc:date>
    <meta:editing-duration>PT5H37M44S</meta:editing-duration>
    <meta:editing-cycles>23</meta:editing-cycles>
    <meta:generator>LibreOffice/6.2.0.3$Windows_X86_64 LibreOffice_project/98c6a8a1c6c7b144ce3cc729e34964b47ce25d62</meta:generator>
    <meta:document-statistic meta:table-count="3" meta:cell-count="80" meta:object-count="0"/>
  </office:meta>
</office:document-meta>
</file>